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F03000004C2E0EBF293.svm"/>
  <manifest:file-entry manifest:media-type="" manifest:full-path="Pictures/20000007000041A2000014C72E50B537.svm"/>
  <manifest:file-entry manifest:media-type="" manifest:full-path="Pictures/20000007000061FC00001A766E2A6124.svm"/>
  <manifest:file-entry manifest:media-type="" manifest:full-path="Pictures/200000070000271200000AC17467B978.svm"/>
  <manifest:file-entry manifest:media-type="" manifest:full-path="Pictures/2000000700004EDD00001305B21184F1.svm"/>
  <manifest:file-entry manifest:media-type="" manifest:full-path="Pictures/20000007000050EE0000175DE85F13C5.svm"/>
  <manifest:file-entry manifest:media-type="" manifest:full-path="Pictures/200000070000539E0000084606339B8E.svm"/>
  <manifest:file-entry manifest:media-type="" manifest:full-path="Pictures/20000007000032C000000934F431660B.svm"/>
  <manifest:file-entry manifest:media-type="" manifest:full-path="Pictures/2000000700004E3E00000DF5F4409EB7.svm"/>
  <manifest:file-entry manifest:media-type="" manifest:full-path="Pictures/20000007000050EE00000B7A2F2F1E0F.svm"/>
  <manifest:file-entry manifest:media-type="" manifest:full-path="Pictures/200000070000600500001C03ECAD3BD6.svm"/>
  <manifest:file-entry manifest:media-type="" manifest:full-path="Pictures/20000007000029A800000546190851B5.svm"/>
  <manifest:file-entry manifest:media-type="" manifest:full-path="Pictures/2000000700004913000006EEA84534C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style:font-name="Courier New"/>
    </style:style>
    <style:style style:name="P11" style:family="paragraph" style:parent-style-name="Preformatted_20_Text">
      <style:paragraph-properties fo:text-align="justify" style:justify-single-word="false"/>
      <style:text-properties fo:font-weight="normal" style:font-weight-asian="normal" style:font-weight-complex="normal"/>
    </style:style>
    <style:style style:name="P12" style:family="paragraph" style:parent-style-name="Preformatted_20_Text">
      <style:paragraph-properties fo:text-align="justify" style:justify-single-word="false"/>
      <style:text-properties fo:font-weight="bold" style:font-weight-asian="bold" style:font-weight-complex="bold"/>
    </style:style>
    <style:style style:name="P13" style:family="paragraph" style:parent-style-name="Preformatted_20_Text">
      <style:paragraph-properties fo:margin-top="0cm" fo:margin-bottom="0.499cm" fo:text-align="justify" style:justify-single-word="false"/>
    </style:style>
    <style:style style:name="P14" style:family="paragraph" style:parent-style-name="Preformatted_20_Text">
      <style:paragraph-properties fo:margin-top="0cm" fo:margin-bottom="0.499cm"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5" style:family="paragraph" style:parent-style-name="Preformatted_20_Text">
      <style:paragraph-properties fo:margin-top="0cm" fo:margin-bottom="0cm" fo:text-align="justify" style:justify-single-word="false"/>
    </style:style>
    <style:style style:name="P1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8"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style:font-name="Times New Roman"/>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2pt" style:font-size-asian="12pt" style:font-size-complex="12pt"/>
    </style:style>
    <style:style style:name="T8" style:family="text">
      <style:text-properties style:text-underline-style="none" fo:font-weight="normal" style:font-weight-asian="normal" style:font-weight-complex="normal"/>
    </style:style>
    <style:style style:name="T9" style:family="text">
      <style:text-properties style:font-name="Courier New"/>
    </style:style>
    <style:style style:name="T10"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listes et les turples :</text:p>
      <text:p text:style-name="P1"/>
      <text:p text:style-name="P4">[SEE INTERMEDIATE TUTORIAL, 1_Types.odt]</text:p>
      <text:p text:style-name="P3"/>
      <text:p text:style-name="P4">Les turples :</text:p>
      <text:p text:style-name="P3"/>
      <text:p text:style-name="P4">[SEE INTERMEDIATE TUTORIAL, 1_Types.odt]</text:p>
      <text:p text:style-name="P3"/>
      <text:p text:style-name="P4">Les dictionnaires :</text:p>
      <text:p text:style-name="P4"/>
      <text:p text:style-name="P4">[SEE INTERMEDIATE TUTORIAL, 1_Types.odt]</text:p>
      <text:p text:style-name="P3"/>
      <text:p text:style-name="P4"><text:span text:style-name="T10">Comment manipuler des fichiers (1. lire un fichier) :</text:span></text:p>
      <text:p text:style-name="P3"/>
      <text:p text:style-name="P3">1ère étape, ouvrir le fichier avec Python. Pour cela on utilise open (disponible sans rien importer). On indique dans la fonction le chemin du fichier à ouvrir, en absolu, ou en relatif (relatif : en fonction de notre working directory, pour l'afficher os.getcwd() et pour le modifier os.chdir("..."), les deux dépendent du module import os). On indique en deuxième dans open ce qu'on veut faire de notre fichier. Si on veut l'ouvrir en mode lecture : "r", en mode écriture : "w" (contenu du fichier écrasé, attention, si le fichier n'existe pas il est crée), en mode ajout : "a" (on ajoute à la fin du fichier, crée aussi le fichier s'il n'existe pas). </text:p>
      <text:p text:style-name="P3">Ajouter une variable pour contenir ce fichier ouvert. On a :</text:p>
      <text:p text:style-name="P3"/>
      <text:p text:style-name="P3"><draw:frame draw:style-name="fr1" draw:name="images2" text:anchor-type="paragraph" svg:width="12.993cm" svg:height="2.357cm" draw:z-index="0"><draw:image xlink:href="Pictures/20000007000032C000000934F431660B.svm" xlink:type="simple" xlink:show="embed" xlink:actuate="onLoad"/></draw:frame>On a donc ici un objet de la classe TextIOWrapper, ouvert en mode lecture. Pour lire l'intégralité du fichier, on utilise la fonction de cette classe, read(). On a :</text:p>
      <text:p text:style-name="P3"/>
      <text:p text:style-name="P3">contenu = mon_fichier.read()</text:p>
      <text:p text:style-name="P3">print(contenu)</text:p>
      <text:p text:style-name="P3"/>
      <text:p text:style-name="P3">Pour afficher l'intégralité du fichier.</text:p>
      <text:p text:style-name="P3"/>
      <text:p text:style-name="P5">Comment manipuler des fichiers (2. écrire dans un fichier) :</text:p>
      <text:p text:style-name="P5"/>
      <text:p text:style-name="P6">On ouvre le fichier, en mode write ou append, dépend de ce qu'on veut faire. <text:span text:style-name="T1">Attention, dès l'instant où on ouvre le fichier en mode écriture, on efface tout ce qu'il y a à l'intérieur !</text:span> </text:p>
      <text:p text:style-name="P6">Une fois qu'on a notre fichier ouvert qui correspond à une variable, on utilise la fonction write("..."), et le tour est joué.</text:p>
      <text:p text:style-name="P6"/>
      <text:p text:style-name="P9"><text:span text:style-name="T4">Intéressant : </text:span><text:span text:style-name="Source_20_Text">newstr = oldstr.replace("M", "")</text:span></text:p>
      <text:p text:style-name="P6">Fonction permettant de remplacer des caractères dans une chaîne.</text:p>
      <text:p text:style-name="P6"/>
      <text:p text:style-name="P7">IMPORTANT : ne jamais oublier de refermer le fichier après avoir lu / écrit dedans, sinon ça engendre des problèmes, le fichier n'est pas modifié etc... mon_fichier.close().</text:p>
      <text:p text:style-name="P6">En fait, il y a une syntaxe plus fluide permettant en plus de s'assurer que Python ferme automatiquement le fichier derrière, et ce même si des exceptions sont levées :</text:p>
      <text:p text:style-name="P6"/>
      <text:p text:style-name="P8">with open("fichier.txt", "r") as mon_fichier :</text:p>
      <text:p text:style-name="P8"><text:soft-page-break/><text:tab/>texte = mon_fichier.read()</text:p>
      <text:p text:style-name="P8"/>
      <text:p text:style-name="P6">Pour lire un fichier ligne par ligne :</text:p>
      <text:p text:style-name="P6"><draw:frame draw:style-name="fr2" draw:name="images8" text:anchor-type="paragraph" svg:width="16.999cm" svg:height="1.612cm" draw:z-index="6"><draw:image xlink:href="Pictures/2000000700004913000006EEA84534C5.svm" xlink:type="simple" xlink:show="embed" xlink:actuate="onLoad"/></draw:frame></text:p>
      <text:p text:style-name="P6">Pour lire un fichier ligne par ligne, et mettre le résultat dans une variable liste contenant chaque ligne :</text:p>
      <text:p text:style-name="P6"/>
      <text:p text:style-name="P6"><draw:frame draw:style-name="fr1" draw:name="images10" text:anchor-type="paragraph" svg:width="10.664cm" svg:height="1.349cm" draw:z-index="8"><draw:image xlink:href="Pictures/20000007000029A800000546190851B5.svm" xlink:type="simple" xlink:show="embed" xlink:actuate="onLoad"/></draw:frame></text:p>
      <text:p text:style-name="P6">Pour gérer l'erreur <text:span text:style-name="T9">UnicodeDecodeError: 'utf8' codec can't decode byte 0x9c</text:span> qui pop parfois quand on lit un fichier, deux solutions :</text:p>
      <text:p text:style-name="P6"><draw:frame draw:style-name="fr2" draw:name="images11" text:anchor-type="paragraph" svg:width="16.999cm" svg:height="1.681cm" draw:z-index="9"><draw:image xlink:href="Pictures/200000070000539E0000084606339B8E.svm" xlink:type="simple" xlink:show="embed" xlink:actuate="onLoad"/></draw:frame></text:p>
      <text:p text:style-name="P6"><draw:frame draw:style-name="fr1" draw:name="images12" text:anchor-type="paragraph" svg:width="7.939cm" svg:height="1.219cm" draw:z-index="10"><draw:image xlink:href="Pictures/2000000700001F03000004C2E0EBF293.svm" xlink:type="simple" xlink:show="embed" xlink:actuate="onLoad"/></draw:frame></text:p>
      <text:p text:style-name="P6"><text:a xlink:type="simple" xlink:href="https://stackoverflow.com/questions/12468179/unicodedecodeerror-utf8-codec-cant-decode-byte-0x9c" text:style-name="Internet_20_link" text:visited-style-name="Visited_20_Internet_20_Link">https://stackoverflow.com/questions/12468179/unicodedecodeerror-utf8-codec-cant-decode-byte-0x9c</text:a></text:p>
      <text:p text:style-name="P6"/>
      <text:p text:style-name="P6"/>
      <text:p text:style-name="P6">Pour traiter deux fichiers ligne par ligne :</text:p>
      <text:p text:style-name="P6"/>
      <text:p text:style-name="P6"><draw:frame draw:style-name="fr3" draw:name="images9" text:anchor-type="paragraph" svg:width="16.803cm" svg:height="5.318cm" draw:z-index="7"><draw:image xlink:href="Pictures/20000007000041A2000014C72E50B537.svm" xlink:type="simple" xlink:show="embed" xlink:actuate="onLoad"/></draw:frame></text:p>
      <text:p text:style-name="P6">On a ici deux "nested for loops", comme on pourrait s'y attendre. Mais attention, bien remarquer la ligne passwordsFile.seek(0,0), qui permet de revenir au début du second fichier à chaque fois qu'on recommence la première boucle for. Sinon, on va parcourir le second fichier une fois, puis le curseur sur le second fichier va être à la fin du fichier, et toutes les autres fois où on va essayer de parcourir le second fichier, ça ne renverra rien.</text:p>
      <text:p text:style-name="P6"/>
      <text:p text:style-name="P6"><text:span text:style-name="T9">line.strip() </text:span>: permet de retirer le saut de ligne de la ligne lue dans le fichier.</text:p>
      <text:p text:style-name="P6"/>
      <text:p text:style-name="P6">(voir fichier sshlogin.py dans HackingStuff/HackingPython).</text:p>
      <text:p text:style-name="P6"/>
      <text:p text:style-name="P6"><text:soft-page-break/></text:p>
      <text:p text:style-name="P6"/>
      <text:p text:style-name="P5">Comment manipuler des fichiers (3. enregistrer et lire un / des objets) :</text:p>
      <text:p text:style-name="P5"/>
      <text:p text:style-name="P5">import pickle<text:span text:style-name="T8"> avant tout.</text:span></text:p>
      <text:p text:style-name="P5"/>
      <text:p text:style-name="P6"><draw:frame draw:style-name="fr4" draw:name="images3" text:anchor-type="paragraph" svg:width="16.999cm" svg:height="4.907cm" draw:z-index="1"><draw:image xlink:href="Pictures/20000007000050EE0000175DE85F13C5.svm" xlink:type="simple" xlink:show="embed" xlink:actuate="onLoad"/></draw:frame></text:p>
      <text:p text:style-name="P6">On a un objet genre score. On ouvre notre fichier EN BINAIRE (en ajoutant la lettre b après notre "r" ou "w" ou "a"), on le stock dans une variable (fichier). On crée ensuite notre pickler, associé au fichier en appelant la fonction Pickler d'un objet pickle avec en attribut notre variable du fichier. Ensuite, on utilise la fonction dump(objet) pour inscrire notre objet dans le fichier.</text:p>
      <text:p text:style-name="P6"/>
      <text:p text:style-name="P8">Pour lire cet objet ensuite : </text:p>
      <text:p text:style-name="P6"/>
      <text:p text:style-name="P6">De manière assez symétrique, on ouvre notre fichier en mode lecture BINAIRE. On crée notre Unpickler associé au fichier par la fonction Unpickler.</text:p>
      <text:p text:style-name="P6">Ensuite, on appelle la fonction load() de l'Unpickler, qui ne prend pas d'arguments : elle prend le premier objet stocké (appeller plusieurs fois pour prendre les autres objets stockés). </text:p>
      <text:p text:style-name="P6"/>
      <text:p text:style-name="P6"><draw:frame draw:style-name="fr2" draw:name="images4" text:anchor-type="paragraph" svg:width="16.999cm" svg:height="2.409cm" draw:z-index="2"><draw:image xlink:href="Pictures/20000007000050EE00000B7A2F2F1E0F.svm" xlink:type="simple" xlink:show="embed" xlink:actuate="onLoad"/></draw:frame></text:p>
      <text:p text:style-name="P6"/>
      <text:p text:style-name="P6"/>
      <text:p text:style-name="P7">La portée des variables et des références :</text:p>
      <text:p text:style-name="P7"/>
      <text:p text:style-name="P6">Si on utilise une variable "a" dans une fonction, Python vérifie d'abord dans l'espace local de la fonction, si cette variable a été définie à l'intérieur de la fonction. Si Python apprend que la variable "a" n'a pas été définie localement à la fonction, il vérifie si elle a été définie globalement.</text:p>
      <text:p text:style-name="P6"/>
      <text:p text:style-name="P6">De manière générale, il faut préférer travailler avec des variables globales, c'est plus propre. Et c'est plus pratique, parce qu'une variable définie dans le corps d'une fonction ne sera plus accessible une fois qu'on a quitté cette fonction. Si je définie une variable <text:span text:style-name="T9">var</text:span> dans le corps de ma fonction, si j'essaie d'y faire appel en dehors de cette fonction, on aura une exception de type NameError qui sera levée.</text:p>
      <text:p text:style-name="P6"/>
      <text:p text:style-name="P6">Attention également, si on a une variable définie en global et qu'on essaie de la modifier dans une fonction, cela va modifier la valeur de la variable dans l'espace local de la fonction, mais pas dans l'espace global.</text:p>
      <text:p text:style-name="P6"><text:soft-page-break/></text:p>
      <text:p text:style-name="P6">Exemple :</text:p>
      <text:p text:style-name="P6"><draw:frame draw:style-name="fr3" draw:name="images5" text:anchor-type="paragraph" svg:width="20.498cm" svg:height="5.98cm" draw:z-index="3"><draw:image xlink:href="Pictures/200000070000600500001C03ECAD3BD6.svm" xlink:type="simple" xlink:show="embed" xlink:actuate="onLoad"/></draw:frame></text:p>
      <text:p text:style-name="P9"><text:span text:style-name="T4">Bref, à retenir : </text:span>On ne peut affecter une nouvelle valeur à un paramètre ou variable globale dans le corps de la fonction.</text:p>
      <text:p text:style-name="P9"/>
      <text:p text:style-name="P9">Exception : si on appelle une méthode de l'objet qui le modifie. Exemple :</text:p>
      <text:p text:style-name="P9"/>
      <text:p text:style-name="P10">liste.append(valeur_a_ajouter)</text:p>
      <text:p text:style-name="P10"/>
      <text:p text:style-name="P9"><text:span text:style-name="T5">Si on a cette instruction appelée dans le corps d'une fonction, l'objet "</text:span><text:span text:style-name="T9">liste</text:span><text:span text:style-name="T5">" sera tout de même modifié, localement comme globalement. Bref, </text:span>si vous faites <text:span text:style-name="Source_20_Text">parametre = </text:span><text:span text:style-name="Source_20_Text">nouvelle_valeur</text:span>, le paramètre ne sera modifié que dans le corps de la fonction. Alors que si vous faites <text:span text:style-name="Source_20_Text">parametre.methode_pour_modifier(…)</text:span>, l'objet derrière le paramètre sera bel et bien modifié.</text:p>
      <text:p text:style-name="P9"/>
      <text:p text:style-name="P9">On peut aussi modifier les attributs d'un objet, par exemple changer une case de la liste ou d'un dictionnaire : ces changements aussi seront effectifs au-delà de l'appel de la fonction. Illustration :</text:p>
      <text:p text:style-name="P9"/>
      <text:p text:style-name="P9"><draw:frame draw:style-name="fr3" draw:name="images6" text:anchor-type="paragraph" svg:width="20.749cm" svg:height="5.6cm" draw:z-index="4"><draw:image xlink:href="Pictures/20000007000061FC00001A766E2A6124.svm" xlink:type="simple" xlink:show="embed" xlink:actuate="onLoad"/></draw:frame></text:p>
      <text:p text:style-name="P9"/>
      <text:p text:style-name="P9"/>
      <text:p text:style-name="P9">Reprenons : typiquement, si je définis une variable dans une fonction, je ne pourrais pas l'utiliser de manière globale, hors de cette même fonction. Donc si j'ai :</text:p>
      <text:p text:style-name="P9"/>
      <text:p text:style-name="P9"><draw:frame draw:style-name="fr2" draw:name="images13" text:anchor-type="paragraph" svg:width="16.999cm" svg:height="3.032cm" draw:z-index="11"><draw:image xlink:href="Pictures/2000000700004E3E00000DF5F4409EB7.svm" xlink:type="simple" xlink:show="embed" xlink:actuate="onLoad"/></draw:frame><text:soft-page-break/></text:p>
      <text:p text:style-name="P9">Je ne pourrais pas utiliser ma variable <text:span text:style-name="T9">passwdfile</text:span> dans mon code, de manière globale, pour traiter le contenu du fichier. Ce qui peut être assez embêtant.</text:p>
      <text:p text:style-name="P9">Une solution à ce problème, dans le cas où on a besoin d'utiliser globalement des variables définies à l'intérieur d'une fonction, c'est le mot-clé <text:span text:style-name="T9">global</text:span>.</text:p>
      <text:p text:style-name="P9"/>
      <text:p text:style-name="P9"><draw:frame draw:style-name="fr2" draw:name="images14" text:anchor-type="paragraph" svg:width="16.999cm" svg:height="4.098cm" draw:z-index="12"><draw:image xlink:href="Pictures/2000000700004EDD00001305B21184F1.svm" xlink:type="simple" xlink:show="embed" xlink:actuate="onLoad"/></draw:frame></text:p>
      <text:p text:style-name="P9">Grâce à ce mot-clé <text:span text:style-name="T9">global</text:span>, la variable passwdfile a été définie globalement. On pourra désormais l'utiliser n'importe où dans le code.</text:p>
      <text:p text:style-name="P9"/>
      <text:p text:style-name="P9"/>
      <text:p text:style-name="P9"/>
      <text:p text:style-name="P9"/>
      <text:p text:style-name="P1">TP JEU DU PENDU :</text:p>
      <text:p text:style-name="P1"/>
      <text:p text:style-name="P2">&gt; Préciser l'encoding juste après le shebang, pas une ligne en-dessous.</text:p>
      <text:p text:style-name="P2">&gt; Pour importer donnees.py et fonctions.py, ne faire que import donnees et import fonctions.</text:p>
      <text:p text:style-name="P2"/>
      <text:p text:style-name="P2"><draw:frame draw:style-name="fr3" draw:name="images7" text:anchor-type="paragraph" svg:width="10.001cm" svg:height="2.753cm" draw:z-index="5"><draw:image xlink:href="Pictures/200000070000271200000AC17467B978.svm" xlink:type="simple" xlink:show="embed" xlink:actuate="onLoad"/></draw:frame></text:p>
      <text:p text:style-name="P2">&gt; L'erreur <text:span text:style-name="T9">TypeError: 'str' object does not support item assignment</text:span> signifie simplement que les chaînes de caractère ne peuvent être modifiées en assignant une nouvelle lettre comme ceci : chaîne[0] = "a". Il faut passer par une nouvelle chaîne :</text:p>
      <text:p text:style-name="P2"><text:a xlink:type="simple" xlink:href="https://runestone.academy/runestone/books/published/thinkcspy/Strings/StringsareImmutable.html" text:style-name="Internet_20_link" text:visited-style-name="Visited_20_Internet_20_Link">https://runestone.academy/runestone/books/published/thinkcspy/Strings/StringsareImmutable.html</text:a></text:p>
      <text:p text:style-name="P2"/>
      <text:p text:style-name="P2">&gt; En Python2.7, lorsqu'on veut recueillir une chaîne de caractère, on utilise raw_input et pas juste input. En Python3, on peut simplement utiliser input().</text:p>
      <text:p text:style-name="P2"/>
      <text:p text:style-name="P2"/>
      <text:p text:style-name="P2">&gt; Créer une fonction pour <text:span text:style-name="T1">remplacer un caractère d'une chaîne de caractère</text:span> :</text:p>
      <text:p text:style-name="P2"/>
      <text:p text:style-name="P11"><text:bookmark text:name="__w2_wDIq7zAX39_answer_content"/>def change_char(s, p, r):</text:p>
      <text:p text:style-name="P11"><text:tab/>return s[:p]+r+s[p+1:]</text:p>
      <text:p text:style-name="P2"><text:soft-page-break/></text:p>
      <text:p text:style-name="P2">Avec s la chaîne de caractère, p la position du caractère à changer, et r le caractère à changer.</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H10M46S</meta:editing-duration>
    <meta:editing-cycles>40</meta:editing-cycles>
    <meta:generator>OpenOffice/4.1.11$Win32 OpenOffice.org_project/4111m1$Build-9808</meta:generator>
    <dc:date>2022-03-30T15:41:48.87</dc:date>
    <meta:document-statistic meta:table-count="0" meta:image-count="13" meta:object-count="0" meta:page-count="6" meta:paragraph-count="60" meta:word-count="1173" meta:character-count="7231"/>
    <meta:user-defined meta:name="Info 1"/>
    <meta:user-defined meta:name="Info 2"/>
    <meta:user-defined meta:name="Info 3"/>
    <meta:user-defined meta:name="Info 4"/>
  </office:meta>
</office:document-meta>
</file>